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10" table:default-cell-style-name="ce10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Тесты 10x10</text:p>
          </table:table-cell>
          <table:covered-table-cell table:style-name="Default"/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5,11626</text:p>
          </table:table-cell>
          <table:table-cell office:value-type="float" office:value="16025" calcext:value-type="float">
            <text:p>160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,11629</text:p>
          </table:table-cell>
          <table:table-cell office:value-type="float" office:value="16025" calcext:value-type="float">
            <text:p>16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,11667</text:p>
          </table:table-cell>
          <table:table-cell office:value-type="float" office:value="11777" calcext:value-type="float">
            <text:p>1177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5,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,11627</text:p>
          </table:table-cell>
          <table:table-cell office:value-type="float" office:value="14310" calcext:value-type="float">
            <text:p>14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,11626</text:p>
          </table:table-cell>
          <table:table-cell office:value-type="float" office:value="3796" calcext:value-type="float">
            <text:p>3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1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,11621</text:p>
          </table:table-cell>
          <table:table-cell office:value-type="float" office:value="12236" calcext:value-type="float">
            <text:p>12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,11636</text:p>
          </table:table-cell>
          <table:table-cell office:value-type="float" office:value="13528" calcext:value-type="float">
            <text:p>13528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5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,1165</text:p>
          </table:table-cell>
          <table:table-cell office:value-type="float" office:value="5985" calcext:value-type="float">
            <text:p>59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,11605</text:p>
          </table:table-cell>
          <table:table-cell office:value-type="float" office:value="11117" calcext:value-type="float">
            <text:p>1111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6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,11655</text:p>
          </table:table-cell>
          <table:table-cell office:value-type="float" office:value="7930" calcext:value-type="float">
            <text:p>7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number-columns-repeated="2"/>
          <table:table-cell table:style-name="ce8"/>
          <table:table-cell table:style-name="ce3" table:number-columns-repeated="2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5+1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68645</text:p>
          </table:table-cell>
          <table:table-cell office:value-type="float" office:value="5856" calcext:value-type="float">
            <text:p>5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8554</text:p>
          </table:table-cell>
          <table:table-cell office:value-type="float" office:value="7996" calcext:value-type="float">
            <text:p>7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8587</text:p>
          </table:table-cell>
          <table:table-cell office:value-type="float" office:value="29618" calcext:value-type="float">
            <text:p>2961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9,1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68589</text:p>
          </table:table-cell>
          <table:table-cell office:value-type="float" office:value="12296" calcext:value-type="float">
            <text:p>122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68591</text:p>
          </table:table-cell>
          <table:table-cell office:value-type="float" office:value="19847" calcext:value-type="float">
            <text:p>19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,68574</text:p>
          </table:table-cell>
          <table:table-cell office:value-type="float" office:value="18618" calcext:value-type="float">
            <text:p>18618</text:p>
          </table:table-cell>
          <table:table-cell office:value-type="float" office:value="6" calcext:value-type="float">
            <text:p>6</text:p>
          </table:table-cell>
          <table:table-cell office:value-type="float" office:value="7.125" calcext:value-type="float">
            <text:p>7.1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68573</text:p>
          </table:table-cell>
          <table:table-cell office:value-type="float" office:value="16974" calcext:value-type="float">
            <text:p>169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,2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,68632</text:p>
          </table:table-cell>
          <table:table-cell office:value-type="float" office:value="24292" calcext:value-type="float">
            <text:p>242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41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68576</text:p>
          </table:table-cell>
          <table:table-cell office:value-type="float" office:value="19854" calcext:value-type="float">
            <text:p>19854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8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68583</text:p>
          </table:table-cell>
          <table:table-cell office:value-type="float" office:value="29628" calcext:value-type="float">
            <text:p>296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5+1 – 5+3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9,64195</text:p>
          </table:table-cell>
          <table:table-cell office:value-type="float" office:value="14712" calcext:value-type="float">
            <text:p>147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,64183</text:p>
          </table:table-cell>
          <table:table-cell office:value-type="float" office:value="20377" calcext:value-type="float">
            <text:p>20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1666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,64159</text:p>
          </table:table-cell>
          <table:table-cell office:value-type="float" office:value="60156" calcext:value-type="float">
            <text:p>60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91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,4622</text:p>
          </table:table-cell>
          <table:table-cell office:value-type="float" office:value="7560" calcext:value-type="float">
            <text:p>756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,64198</text:p>
          </table:table-cell>
          <table:table-cell office:value-type="float" office:value="14191" calcext:value-type="float">
            <text:p>14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,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9,64222</text:p>
          </table:table-cell>
          <table:table-cell office:value-type="float" office:value="13424" calcext:value-type="float">
            <text:p>13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,6417</text:p>
          </table:table-cell>
          <table:table-cell office:value-type="float" office:value="34470" calcext:value-type="float">
            <text:p>3447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9,64198</text:p>
          </table:table-cell>
          <table:table-cell office:value-type="float" office:value="16508" calcext:value-type="float">
            <text:p>165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,64231</text:p>
          </table:table-cell>
          <table:table-cell office:value-type="float" office:value="19608" calcext:value-type="float">
            <text:p>196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2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9,64187</text:p>
          </table:table-cell>
          <table:table-cell office:value-type="float" office:value="12550" calcext:value-type="float">
            <text:p>12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0+0 + 3+2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94707</text:p>
          </table:table-cell>
          <table:table-cell office:value-type="float" office:value="10184" calcext:value-type="float">
            <text:p>10184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,1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94678</text:p>
          </table:table-cell>
          <table:table-cell office:value-type="float" office:value="14474" calcext:value-type="float">
            <text:p>14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,94685</text:p>
          </table:table-cell>
          <table:table-cell office:value-type="float" office:value="12671" calcext:value-type="float">
            <text:p>12671</text:p>
          </table:table-cell>
          <table:table-cell office:value-type="float" office:value="3" calcext:value-type="float">
            <text:p>3</text:p>
          </table:table-cell>
          <table:table-cell office:value-type="float" office:value="7.625" calcext:value-type="float">
            <text:p>7.6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9464</text:p>
          </table:table-cell>
          <table:table-cell office:value-type="float" office:value="7956" calcext:value-type="float">
            <text:p>7956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7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94709</text:p>
          </table:table-cell>
          <table:table-cell office:value-type="float" office:value="13945" calcext:value-type="float">
            <text:p>13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8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94645</text:p>
          </table:table-cell>
          <table:table-cell office:value-type="float" office:value="10142" calcext:value-type="float">
            <text:p>10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94652</text:p>
          </table:table-cell>
          <table:table-cell office:value-type="float" office:value="17150" calcext:value-type="float">
            <text:p>17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,94649</text:p>
          </table:table-cell>
          <table:table-cell office:value-type="float" office:value="13522" calcext:value-type="float">
            <text:p>135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91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94627</text:p>
          </table:table-cell>
          <table:table-cell office:value-type="float" office:value="14747" calcext:value-type="float">
            <text:p>147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7,94652</text:p>
          </table:table-cell>
          <table:table-cell office:value-type="float" office:value="15683" calcext:value-type="float">
            <text:p>156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,8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5+3 + 2+1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6,44945</text:p>
          </table:table-cell>
          <table:table-cell office:value-type="float" office:value="5472" calcext:value-type="float">
            <text:p>547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,7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44976</text:p>
          </table:table-cell>
          <table:table-cell office:value-type="float" office:value="4334" calcext:value-type="float">
            <text:p>4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,4493</text:p>
          </table:table-cell>
          <table:table-cell office:value-type="float" office:value="9801" calcext:value-type="float">
            <text:p>98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44958</text:p>
          </table:table-cell>
          <table:table-cell office:value-type="float" office:value="3913" calcext:value-type="float">
            <text:p>391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6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,45022</text:p>
          </table:table-cell>
          <table:table-cell office:value-type="float" office:value="3238" calcext:value-type="float">
            <text:p>32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,4499</text:p>
          </table:table-cell>
          <table:table-cell office:value-type="float" office:value="2511" calcext:value-type="float">
            <text:p>25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44917</text:p>
          </table:table-cell>
          <table:table-cell office:value-type="float" office:value="10391" calcext:value-type="float">
            <text:p>103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44945</text:p>
          </table:table-cell>
          <table:table-cell office:value-type="float" office:value="7647" calcext:value-type="float">
            <text:p>76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44962</text:p>
          </table:table-cell>
          <table:table-cell office:value-type="float" office:value="2697" calcext:value-type="float">
            <text:p>26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7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44966</text:p>
          </table:table-cell>
          <table:table-cell office:value-type="float" office:value="5681" calcext:value-type="float">
            <text:p>56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9+3 – 5+2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7,41349</text:p>
          </table:table-cell>
          <table:table-cell office:value-type="float" office:value="24927" calcext:value-type="float">
            <text:p>24927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,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41273</text:p>
          </table:table-cell>
          <table:table-cell office:value-type="float" office:value="51616" calcext:value-type="float">
            <text:p>51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,41341</text:p>
          </table:table-cell>
          <table:table-cell office:value-type="float" office:value="47278" calcext:value-type="float">
            <text:p>47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,4132</text:p>
          </table:table-cell>
          <table:table-cell office:value-type="float" office:value="18492" calcext:value-type="float">
            <text:p>1849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6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41269</text:p>
          </table:table-cell>
          <table:table-cell office:value-type="float" office:value="70578" calcext:value-type="float">
            <text:p>705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,41319</text:p>
          </table:table-cell>
          <table:table-cell office:value-type="float" office:value="10948" calcext:value-type="float">
            <text:p>109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6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,4135</text:p>
          </table:table-cell>
          <table:table-cell office:value-type="float" office:value="29147" calcext:value-type="float">
            <text:p>29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8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41311</text:p>
          </table:table-cell>
          <table:table-cell office:value-type="float" office:value="18212" calcext:value-type="float">
            <text:p>18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41319</text:p>
          </table:table-cell>
          <table:table-cell office:value-type="float" office:value="22508" calcext:value-type="float">
            <text:p>225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,41312</text:p>
          </table:table-cell>
          <table:table-cell office:value-type="float" office:value="32787" calcext:value-type="float">
            <text:p>327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10-3 + 6+3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/>
          <table:table-cell office:value-type="float" office:value="9880" calcext:value-type="float">
            <text:p>988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18263</text:p>
          </table:table-cell>
          <table:table-cell office:value-type="float" office:value="21462" calcext:value-type="float">
            <text:p>2146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17737</text:p>
          </table:table-cell>
          <table:table-cell office:value-type="float" office:value="18214" calcext:value-type="float">
            <text:p>182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,18218</text:p>
          </table:table-cell>
          <table:table-cell office:value-type="float" office:value="10013" calcext:value-type="float">
            <text:p>10013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5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,1829</text:p>
          </table:table-cell>
          <table:table-cell office:value-type="float" office:value="11201" calcext:value-type="float">
            <text:p>11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17648</text:p>
          </table:table-cell>
          <table:table-cell office:value-type="float" office:value="18187" calcext:value-type="float">
            <text:p>18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,17594</text:p>
          </table:table-cell>
          <table:table-cell office:value-type="float" office:value="15435" calcext:value-type="float">
            <text:p>154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,17681</text:p>
          </table:table-cell>
          <table:table-cell office:value-type="float" office:value="25661" calcext:value-type="float">
            <text:p>256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,18275</text:p>
          </table:table-cell>
          <table:table-cell office:value-type="float" office:value="11082" calcext:value-type="float">
            <text:p>110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1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,17752</text:p>
          </table:table-cell>
          <table:table-cell office:value-type="float" office:value="17517" calcext:value-type="float">
            <text:p>175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8-4 + 7+4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6,07953</text:p>
          </table:table-cell>
          <table:table-cell office:value-type="float" office:value="7958" calcext:value-type="float">
            <text:p>795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0797</text:p>
          </table:table-cell>
          <table:table-cell office:value-type="float" office:value="9816" calcext:value-type="float">
            <text:p>9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,07977</text:p>
          </table:table-cell>
          <table:table-cell office:value-type="float" office:value="13830" calcext:value-type="float">
            <text:p>138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16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,07959</text:p>
          </table:table-cell>
          <table:table-cell office:value-type="float" office:value="14358" calcext:value-type="float">
            <text:p>1435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5,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,07963</text:p>
          </table:table-cell>
          <table:table-cell office:value-type="float" office:value="11353" calcext:value-type="float">
            <text:p>11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,07989</text:p>
          </table:table-cell>
          <table:table-cell office:value-type="float" office:value="21276" calcext:value-type="float">
            <text:p>2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,07978</text:p>
          </table:table-cell>
          <table:table-cell office:value-type="float" office:value="15450" calcext:value-type="float">
            <text:p>15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,07987</text:p>
          </table:table-cell>
          <table:table-cell office:value-type="float" office:value="13273" calcext:value-type="float">
            <text:p>13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,07939</text:p>
          </table:table-cell>
          <table:table-cell office:value-type="float" office:value="87764" calcext:value-type="float">
            <text:p>877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2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,07969</text:p>
          </table:table-cell>
          <table:table-cell office:value-type="float" office:value="16485" calcext:value-type="float">
            <text:p>164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,916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8+0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3,5006</text:p>
          </table:table-cell>
          <table:table-cell office:value-type="float" office:value="7508" calcext:value-type="float">
            <text:p>750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,8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,49999</text:p>
          </table:table-cell>
          <table:table-cell office:value-type="float" office:value="2891" calcext:value-type="float">
            <text:p>2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,50048</text:p>
          </table:table-cell>
          <table:table-cell office:value-type="float" office:value="6140" calcext:value-type="float">
            <text:p>61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,50033</text:p>
          </table:table-cell>
          <table:table-cell office:value-type="float" office:value="3008" calcext:value-type="float">
            <text:p>300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3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,50023</text:p>
          </table:table-cell>
          <table:table-cell office:value-type="float" office:value="6441" calcext:value-type="float">
            <text:p>64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,50059</text:p>
          </table:table-cell>
          <table:table-cell office:value-type="float" office:value="5419" calcext:value-type="float">
            <text:p>5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8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,50029</text:p>
          </table:table-cell>
          <table:table-cell office:value-type="float" office:value="6412" calcext:value-type="float">
            <text:p>64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,50001</text:p>
          </table:table-cell>
          <table:table-cell office:value-type="float" office:value="5657" calcext:value-type="float">
            <text:p>56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33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,50007</text:p>
          </table:table-cell>
          <table:table-cell office:value-type="float" office:value="4337" calcext:value-type="float">
            <text:p>43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,50009</text:p>
          </table:table-cell>
          <table:table-cell office:value-type="float" office:value="7562" calcext:value-type="float">
            <text:p>75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min_top-max_low &gt;= 2E</text:p>
          </table:table-cell>
          <table:covered-table-cell/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 table:number-columns-spanned="2" table:number-rows-spanned="1">
            <text:p>cur_price-prev_price&gt;=E</text:p>
          </table:table-cell>
          <table:covered-table-cell/>
          <table:table-cell/>
          <table:table-cell table:style-name="Default" office:value-type="string" calcext:value-type="string">
            <text:p>5+2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 table:style-name="ce6"/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Итерации</text:p>
          </table:table-cell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4,05141</text:p>
          </table:table-cell>
          <table:table-cell office:value-type="float" office:value="4946" calcext:value-type="float">
            <text:p>494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,05135</text:p>
          </table:table-cell>
          <table:table-cell office:value-type="float" office:value="2961" calcext:value-type="float">
            <text:p>2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,05145</text:p>
          </table:table-cell>
          <table:table-cell office:value-type="float" office:value="5818" calcext:value-type="float">
            <text:p>5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,0518</text:p>
          </table:table-cell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3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,0517</text:p>
          </table:table-cell>
          <table:table-cell office:value-type="float" office:value="2203" calcext:value-type="float">
            <text:p>2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,0514</text:p>
          </table:table-cell>
          <table:table-cell office:value-type="float" office:value="10057" calcext:value-type="float">
            <text:p>100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,05146</text:p>
          </table:table-cell>
          <table:table-cell office:value-type="float" office:value="7603" calcext:value-type="float">
            <text:p>7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7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,05134</text:p>
          </table:table-cell>
          <table:table-cell office:value-type="float" office:value="5951" calcext:value-type="float">
            <text:p>59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,0516</text:p>
          </table:table-cell>
          <table:table-cell office:value-type="float" office:value="5266" calcext:value-type="float">
            <text:p>52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,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,05145</text:p>
          </table:table-cell>
          <table:table-cell office:value-type="float" office:value="3726" calcext:value-type="float">
            <text:p>37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22:38:17.006891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23:10:21.366790475</meta:creation-date>
    <dc:date>2018-04-10T00:15:39.657991926</dc:date>
    <meta:editing-duration>PT1H7M53S</meta:editing-duration>
    <meta:editing-cycles>15</meta:editing-cycles>
    <meta:generator>LibreOffice/5.1.6.2$Linux_X86_64 LibreOffice_project/10m0$Build-2</meta:generator>
    <meta:document-statistic meta:table-count="1" meta:cell-count="1579" meta:object-count="0"/>
  </office:meta>
</office:document-meta>
</file>